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e672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9138a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a1549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e7fd5" officeooo:paragraph-rsid="0029138a" style:font-weight-asian="normal" style:font-weight-complex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1e672e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9138a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1" fo:font-size="10.5pt" fo:letter-spacing="normal" fo:font-style="normal" fo:font-weight="normal" officeooo:rsid="002a1549" officeooo:paragraph-rsid="002a1549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1e672e" style:font-weight-asian="bold" style:font-weight-complex="bold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9138a" style:font-weight-asian="bold" style:font-weight-complex="bold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fc620" style:font-weight-asian="bold" style:font-weight-complex="bold"/>
    </style:style>
    <style:style style:name="P1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fc620" style:font-size-asian="10.5pt" style:font-weight-asian="bold" style:font-size-complex="10.5pt" style:font-weight-complex="bold"/>
    </style:style>
    <style:style style:name="P1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4813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aef" style:font-weight-asian="bold" style:font-weight-complex="bold"/>
    </style:style>
    <style:style style:name="T3" style:family="text">
      <style:text-properties fo:font-weight="bold" officeooo:rsid="001e672e" style:font-weight-asian="bold" style:font-weight-complex="bold"/>
    </style:style>
    <style:style style:name="T4" style:family="text">
      <style:text-properties officeooo:rsid="001a1aef"/>
    </style:style>
    <style:style style:name="T5" style:family="text">
      <style:text-properties officeooo:rsid="001a1aef" style:font-weight-asian="normal" style:font-weight-complex="normal"/>
    </style:style>
    <style:style style:name="T6" style:family="text">
      <style:text-properties officeooo:rsid="001e672e" style:font-weight-asian="normal" style:font-weight-complex="normal"/>
    </style:style>
    <style:style style:name="T7" style:family="text">
      <style:text-properties officeooo:rsid="001e7fd5" style:font-weight-asian="normal" style:font-weight-complex="normal"/>
    </style:style>
    <style:style style:name="T8" style:family="text">
      <style:text-properties officeooo:rsid="0029138a" style:font-weight-asian="normal" style:font-weight-complex="normal"/>
    </style:style>
    <style:style style:name="T9" style:family="text">
      <style:text-properties officeooo:rsid="002fc620" style:font-weight-asian="normal" style:font-weight-complex="normal"/>
    </style:style>
    <style:style style:name="T10" style:family="text">
      <style:text-properties style:font-name="Helvetica Neue1" fo:font-weight="normal" officeooo:rsid="002fc620" style:font-weight-asian="normal" style:font-weight-complex="normal"/>
    </style:style>
    <style:style style:name="T11" style:family="text">
      <style:text-properties style:font-name="Helvetica Neue1" fo:font-size="6pt" fo:font-weight="normal" officeooo:rsid="002fc620" style:font-weight-asian="normal" style:font-weight-complex="normal"/>
    </style:style>
    <style:style style:name="T12" style:family="text">
      <style:text-properties fo:font-variant="normal" fo:text-transform="none" fo:color="#333333" style:font-name="Helvetica Neue" fo:font-size="10.5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333333" style:font-name="Helvetica Neue" fo:font-size="10.5pt" fo:letter-spacing="normal" fo:font-style="normal" fo:font-weight="bold" officeooo:rsid="001e672e" style:font-weight-asian="bold" style:font-weight-complex="bold"/>
    </style:style>
    <style:style style:name="T14" style:family="text">
      <style:text-properties fo:font-variant="normal" fo:text-transform="none" fo:color="#333333" style:font-name="Helvetica Neue" fo:font-size="10.5pt" fo:letter-spacing="normal" fo:font-style="normal" fo:font-weight="bold" officeooo:rsid="0029138a" style:font-weight-asian="bold" style:font-weight-complex="bold"/>
    </style:style>
    <style:style style:name="T15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16" style:family="text">
      <style:text-properties fo:font-variant="normal" fo:text-transform="none" fo:color="#333333" style:font-name="Helvetica Neue" fo:font-size="10.5pt" fo:letter-spacing="normal" fo:font-style="normal" fo:font-weight="normal" officeooo:rsid="0022b41d"/>
    </style:style>
    <style:style style:name="T17" style:family="text">
      <style:text-properties officeooo:rsid="0029138a"/>
    </style:style>
    <style:style style:name="T18" style:family="text">
      <style:text-properties fo:font-weight="normal" officeooo:rsid="002fc620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)</text:span><text:span text:style-name="T1"> </text:span><text:span text:style-name="T2">Team Hours:</text:span><text:span text:style-name="T4"> <text:s text:c="2"/>4.5 hrs.</text:span></text:p>
      <text:p text:style-name="P1"/>
      <text:p text:style-name="P6">2) <text:span text:style-name="T17">Features Implemented:</text:span></text:p>
      <text:p text:style-name="P6"/>
      <text:p text:style-name="P2"><text:span text:style-name="T1"><text:tab/>- </text:span><text:span text:style-name="T3">Khalil van Alphen:</text:span></text:p>
      <text:p text:style-name="P4"><text:span text:style-name="T3"><text:tab/></text:span><text:span text:style-name="T9">Crazy amounts of GUI</text:span></text:p>
      <text:p text:style-name="P8"/>
      <text:p text:style-name="P8"><text:tab/></text:p>
      <text:p text:style-name="P14"/>
      <text:p text:style-name="P2"><text:tab/><text:span text:style-name="T1">- </text:span><text:span text:style-name="T3">Matthew Pepers:</text:span></text:p>
      <text:p text:style-name="P6"><text:tab/><text:span text:style-name="T18">Player can play an Ivanhoe card</text:span></text:p>
      <text:p text:style-name="P13"><text:span text:style-name="T10"><text:tab/>GIVEN a game is in session</text:span><text:span text:style-name="T18"><text:line-break/><text:tab/></text:span><text:span text:style-name="T10">AND a tournament is in session</text:span><text:span text:style-name="T18"><text:line-break/><text:tab/></text:span><text:span text:style-name="T10">WHEN another player plays an action card</text:span><text:span text:style-name="T18"><text:line-break/><text:tab/></text:span><text:span text:style-name="T10">THEN a player may play an 'Ivanhoe' card</text:span><text:span text:style-name="T18"><text:line-break/><text:tab/></text:span><text:span text:style-name="T10">AND cancel that action</text:span></text:p>
      <text:p text:style-name="P13"><text:span text:style-name="T10"/></text:p>
      <text:p text:style-name="P13"><text:span text:style-name="T10"><text:tab/>- fixed a bug of card not being discarded correctly</text:span></text:p>
      <text:p text:style-name="P13"><text:span text:style-name="T10"/></text:p>
      <text:p text:style-name="P13"><text:span text:style-name="T18"><text:tab/>Player can play a Charge card</text:span></text:p>
      <text:p text:style-name="P13"><text:span text:style-name="T10"><text:tab/>GIVEN it is the player's turn</text:span><text:span text:style-name="T18"><text:line-break/><text:tab/></text:span><text:span text:style-name="T10">AND the player has a Charge card in their hand</text:span><text:span text:style-name="T18"><text:line-break/><text:tab/></text:span><text:span text:style-name="T10">WHEN they play the Charge card</text:span><text:span text:style-name="T18"><text:line-break/><text:tab/></text:span><text:span text:style-name="T10">THEN the lowest valued card across all Displays is found</text:span><text:span text:style-name="T18"><text:line-break/><text:tab/></text:span><text:span text:style-name="T10">AND all cards of that value, in all players' Displays, are discarded</text:span><text:span text:style-name="T18"> <text:s/></text:span></text:p>
      <text:p text:style-name="P7"/>
      <text:p text:style-name="P12"><text:tab/><text:span text:style-name="T18">Player can play a Countercharge card</text:span></text:p>
      <text:p text:style-name="P13"><text:span text:style-name="T10"><text:tab/>GIVEN it is the player's turn</text:span><text:span text:style-name="T18"><text:line-break/><text:tab/></text:span><text:span text:style-name="T10">AND they have a Countercharge card in their hand</text:span><text:span text:style-name="T18"><text:line-break/><text:tab/></text:span><text:span text:style-name="T10">WHEN they play the Countercharge card</text:span><text:span text:style-name="T18"><text:line-break/><text:tab/></text:span><text:span text:style-name="T10">THEN from all players' Displays, the highest value Display card is found</text:span><text:span text:style-name="T18"><text:line-break/><text:tab/></text:span><text:span text:style-name="T10">AND all Display cards of this value, across all players' Displays, are discarded</text:span></text:p>
      <text:p text:style-name="P13"><text:span text:style-name="T10"/></text:p>
      <text:p text:style-name="P13"><text:span text:style-name="T18"><text:tab/>- refactored code to encapsulate colour in a Colour class</text:span></text:p>
      <text:p text:style-name="P13"><text:span text:style-name="T18"/></text:p>
      <text:p text:style-name="P13"><text:span text:style-name="T18"><text:tab/>- refactored code to encapsulate player's display functionality in a Display class</text:span></text:p>
      <text:p text:style-name="P13"><text:tab/></text:p>
      <text:p text:style-name="P7"/>
      <text:p text:style-name="P7"/>
      <text:p text:style-name="P7"><text:span text:style-name="T17">3</text:span>) <text:span text:style-name="T17">Hours spent (excluding hours in common):</text:span></text:p>
      <text:p text:style-name="P3"><text:span text:style-name="T5"><text:tab/></text:span><text:span text:style-name="T2">- </text:span><text:span text:style-name="T3">Khalil van Alphen:</text:span><text:span text:style-name="T6"> <text:s/>?</text:span><text:span text:style-name="T8">hrs.</text:span><text:span text:style-name="T6"> </text:span></text:p>
      <text:p text:style-name="P3"><text:span text:style-name="T6"><text:tab/></text:span><text:span text:style-name="T3">- Matthew Pepers:</text:span><text:span text:style-name="T6"> <text:s text:c="2"/></text:span><text:span text:style-name="T7">8hrs.</text:span></text:p>
      <text:p text:style-name="P5"/>
      <text:p text:style-name="P5"/>
      <text:p text:style-name="P9"><text:span text:style-name="T14">4</text:span><text:span text:style-name="T13">) </text:span><text:span text:style-name="T12">:</text:span><text:span text:style-name="T15"> <text:s text:c="2"/></text:span><text:span text:style-name="T16">We did about the same amount of wor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32S</meta:editing-duration>
    <meta:editing-cycles>20</meta:editing-cycles>
    <meta:generator>LibreOffice/5.1.0.3$Windows_x86 LibreOffice_project/5e3e00a007d9b3b6efb6797a8b8e57b51ab1f737</meta:generator>
    <dc:date>2016-03-15T11:07:06.603000000</dc:date>
    <meta:document-statistic meta:table-count="0" meta:image-count="0" meta:object-count="0" meta:page-count="1" meta:paragraph-count="20" meta:word-count="216" meta:character-count="1227" meta:non-whitespace-character-count="991"/>
    <meta:user-defined meta:name="Info 1"/>
    <meta:user-defined meta:name="Info 2"/>
    <meta:user-defined meta:name="Info 3"/>
    <meta:user-defined meta:name="Info 4"/>
  </office:meta>
</office:document-meta>
</file>